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18F700001956E8DEED9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1cm" fo:margin-left="-1.251cm" fo:margin-top="0cm" fo:margin-bottom="0cm" table:align="left" style:writing-mode="lr-tb"/>
    </style:style>
    <style:style style:name="Table1.A" style:family="table-column">
      <style:table-column-properties style:column-width="0.748cm"/>
    </style:style>
    <style:style style:name="Table1.B" style:family="table-column">
      <style:table-column-properties style:column-width="2.252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2.499cm"/>
    </style:style>
    <style:style style:name="Table1.1" style:family="table-row">
      <style:table-row-properties style:min-row-height="0.702cm" style:keep-together="true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018cm solid #595959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0.018cm solid #595959" fo:border-right="0.018cm solid #595959" fo:border-top="none" fo:border-bottom="none">
        <style:background-image/>
      </style:table-cell-properties>
    </style:style>
    <style:style style:name="Table1.D1" style:family="table-cell">
      <style:table-cell-properties style:vertical-align="middle" fo:background-color="#ffffff" fo:padding-left="0.191cm" fo:padding-right="0.191cm" fo:padding-top="0cm" fo:padding-bottom="0cm" fo:border-left="0.018cm solid #595959" fo:border-right="none" fo:border-top="none" fo:border-bottom="none">
        <style:background-image/>
      </style:table-cell-properties>
    </style:style>
    <style:style style:name="Table2" style:family="table">
      <style:table-properties style:width="17.944cm" fo:margin-left="-1.251cm" fo:margin-top="0cm" fo:margin-bottom="0cm" table:align="left" style:writing-mode="lr-tb"/>
    </style:style>
    <style:style style:name="Table2.A" style:family="table-column">
      <style:table-column-properties style:column-width="6.75cm"/>
    </style:style>
    <style:style style:name="Table2.B" style:family="table-column">
      <style:table-column-properties style:column-width="3.999cm"/>
    </style:style>
    <style:style style:name="Table2.C" style:family="table-column">
      <style:table-column-properties style:column-width="1.214cm"/>
    </style:style>
    <style:style style:name="Table2.1" style:family="table-row">
      <style:table-row-properties style:min-row-height="0.702cm" style:keep-together="true" fo:keep-together="auto"/>
    </style:style>
    <style:style style:name="Table2.A1" style:family="table-cell">
      <style:table-cell-properties style:vertical-align="middle" fo:background-color="#ffffff" fo:padding-left="0.191cm" fo:padding-right="0.191cm" fo:padding-top="0cm" fo:padding-bottom="0cm" fo:border="0.018cm solid #7f7f7f">
        <style:background-image/>
      </style:table-cell-properties>
    </style:style>
    <style:style style:name="Table2.B4" style:family="table-cell" style:data-style-name="N36">
      <style:table-cell-properties style:vertical-align="middle" fo:background-color="#ffffff" fo:padding-left="0.191cm" fo:padding-right="0.191cm" fo:padding-top="0cm" fo:padding-bottom="0cm" fo:border="0.018cm solid #7f7f7f">
        <style:background-image/>
      </style:table-cell-properties>
    </style:style>
    <style:style style:name="Table2.5" style:family="table-row">
      <style:table-row-properties style:min-row-height="1.372cm" style:keep-together="true" fo:keep-together="auto"/>
    </style:style>
    <style:style style:name="Table2.10" style:family="table-row">
      <style:table-row-properties style:min-row-height="0.614cm" style:keep-together="true" fo:keep-together="auto"/>
    </style:style>
    <style:style style:name="Table2.11" style:family="table-row">
      <style:table-row-properties style:min-row-height="0.875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" fo:font-style="italic" style:font-style-asian="italic" style:font-name-complex="Calibri1" style:font-style-complex="italic"/>
    </style:style>
    <style:style style:name="P2" style:family="paragraph" style:parent-style-name="Standard">
      <style:text-properties fo:color="#262626" style:font-name="Arial1" fo:font-weight="bold" style:font-weight-asian="bold"/>
    </style:style>
    <style:style style:name="P3" style:family="paragraph" style:parent-style-name="Standard">
      <style:text-properties fo:color="#262626" style:font-name="Arial1" fo:font-weight="bold" style:font-weight-asian="bold" style:font-style-complex="italic"/>
    </style:style>
    <style:style style:name="P4" style:family="paragraph" style:parent-style-name="Standard">
      <style:text-properties fo:color="#262626" style:font-name="Arial1" fo:font-size="9pt" fo:language="nb" fo:country="NO" fo:font-weight="bold" style:font-size-asian="9pt" style:font-weight-asian="bold" style:font-size-complex="11.5pt"/>
    </style:style>
    <style:style style:name="P5" style:family="paragraph" style:parent-style-name="Standard">
      <style:text-properties fo:color="#262626" style:font-name="Arial"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color="#bfbfbf" style:font-name="Arial1" fo:font-weight="bold" style:font-weight-asian="bold"/>
    </style:style>
    <style:style style:name="P7" style:family="paragraph" style:parent-style-name="Standard">
      <style:text-properties style:font-name="Cambria" fo:font-size="12pt" style:font-size-asian="12pt" style:font-name-complex="Cambria1" style:font-size-complex="11pt"/>
    </style:style>
    <style:style style:name="P8" style:family="paragraph" style:parent-style-name="Standard">
      <style:text-properties style:font-name="Cambria" fo:font-size="12pt" fo:language="en" fo:country="US" style:font-size-asian="12pt" style:font-name-complex="Cambria1" style:font-size-complex="11pt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-1.251cm" style:auto-text-indent="false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fo:color="#0093d3" style:font-name="Georgia" fo:font-size="22pt" fo:font-weight="bold" style:font-size-asian="22pt" style:font-weight-asian="bold"/>
    </style:style>
    <style:style style:name="P14" style:family="paragraph" style:parent-style-name="Standard">
      <style:paragraph-properties fo:margin-left="0cm" fo:margin-right="0cm" fo:text-align="center" style:justify-single-word="false" fo:text-indent="-1.251cm" style:auto-text-indent="false"/>
      <style:text-properties fo:color="#0092d2" style:font-name="Georgia" fo:font-size="20pt" fo:language="nb" fo:country="NO" fo:font-weight="bold" style:font-size-asian="20pt" style:font-weight-asian="bold" style:font-name-complex="Times New Roman1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fo:color="#262626" style:font-name="Arial1" fo:font-size="8pt" fo:language="nb" fo:country="NO" fo:font-weight="bold" style:font-size-asian="8pt" style:font-weight-asian="bold" style:font-name-complex="Times New Roman1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fo:color="#262626" style:font-name="Arial1" fo:font-size="9pt" fo:language="nb" fo:country="NO" fo:font-weight="bold" style:font-size-asian="9pt" style:font-weight-asian="bold" style:font-size-complex="11.5pt"/>
    </style:style>
    <style:style style:name="P17" style:family="paragraph" style:parent-style-name="Standard">
      <style:paragraph-properties fo:margin-left="0cm" fo:margin-right="0cm" fo:margin-top="0cm" fo:margin-bottom="0.423cm" fo:text-indent="-1.251cm" style:auto-text-indent="false"/>
    </style:style>
    <style:style style:name="P18" style:family="paragraph" style:parent-style-name="Standard">
      <style:paragraph-properties fo:margin-top="0.423cm" fo:margin-bottom="0cm"/>
    </style:style>
    <style:style style:name="P19" style:family="paragraph" style:parent-style-name="Standard">
      <style:paragraph-properties fo:margin-top="0.423cm" fo:margin-bottom="0cm"/>
      <style:text-properties fo:color="#262626" style:font-name="Arial1" fo:font-weight="bold" style:font-weight-asian="bold"/>
    </style:style>
    <style:style style:name="P20" style:family="paragraph" style:parent-style-name="Standard">
      <style:paragraph-properties fo:margin-left="0cm" fo:margin-right="0cm" fo:text-indent="1.249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Calibri" style:font-name-complex="Calibri1"/>
    </style:style>
    <style:style style:name="P22" style:family="paragraph" style:parent-style-name="Heading_20_5">
      <style:text-properties style:font-name="Calibri" style:font-name-complex="Calibri1"/>
    </style:style>
    <style:style style:name="P23" style:family="paragraph" style:parent-style-name="Heading_20_5" style:list-style-name="WWNum20"/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Heading_20_2" style:list-style-name="WWNum21"/>
    <style:style style:name="P26" style:family="paragraph" style:parent-style-name="Heading_20_2">
      <style:text-properties style:font-name="Calibri" style:font-name-complex="Calibri1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color="#0093d3" style:font-name="Georgia" fo:font-size="22pt" fo:font-weight="bold" style:font-size-asian="22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color="#0092d2" style:font-name="Georgia" fo:font-size="20pt" fo:language="nb" fo:country="NO" fo:font-weight="bold" style:font-size-asian="20pt" style:font-weight-asian="bold" style:font-name-complex="Times New Roman1"/>
    </style:style>
    <style:style style:name="T5" style:family="text">
      <style:text-properties fo:color="#262626"/>
    </style:style>
    <style:style style:name="T6" style:family="text">
      <style:text-properties fo:color="#262626" style:font-name="Arial1"/>
    </style:style>
    <style:style style:name="T7" style:family="text">
      <style:text-properties fo:color="#262626" style:font-name="Arial1" fo:language="nb" fo:country="NO" fo:font-weight="bold" style:font-weight-asian="bold" style:font-name-complex="Times New Roman1"/>
    </style:style>
    <style:style style:name="T8" style:family="text">
      <style:text-properties fo:color="#262626" style:font-name="Arial1" fo:font-weight="bold" style:font-weight-asian="bold"/>
    </style:style>
    <style:style style:name="T9" style:family="text">
      <style:text-properties fo:color="#262626" style:font-name="Arial1" fo:font-weight="bold" style:font-weight-asian="bold" style:font-style-complex="italic"/>
    </style:style>
    <style:style style:name="T10" style:family="text">
      <style:text-properties fo:color="#262626" style:font-name="Arial1" fo:font-weight="bold" style:font-weight-asian="bold" style:font-weight-complex="bold"/>
    </style:style>
    <style:style style:name="T11" style:family="text">
      <style:text-properties fo:color="#262626" style:font-name="Arial1" fo:font-weight="normal" style:font-weight-asian="normal" style:font-weight-complex="normal"/>
    </style:style>
    <style:style style:name="T12" style:family="text">
      <style:text-properties fo:color="#262626" fo:font-weight="bold" style:font-weight-asian="bold"/>
    </style:style>
    <style:style style:name="T13" style:family="text">
      <style:text-properties fo:color="#262626" style:font-weight-complex="bold"/>
    </style:style>
    <style:style style:name="T14" style:family="text">
      <style:text-properties style:font-name="Calibri" style:font-name-complex="Calibri1"/>
    </style:style>
    <style:style style:name="T15" style:family="text">
      <style:text-properties style:font-name="Calibri" style:font-name-complex="Arial2"/>
    </style:style>
    <style:style style:name="T16" style:family="text">
      <style:text-properties style:font-name="Cambria" fo:font-size="12pt" style:font-size-asian="12pt" style:font-name-complex="Cambria1" style:font-size-complex="11pt"/>
    </style:style>
    <style:style style:name="T17" style:family="text">
      <style:text-properties style:font-name="Cambria" fo:font-size="12pt" fo:language="en" fo:country="US" style:font-size-asian="12pt" style:font-name-complex="Cambria1" style:font-size-complex="11pt"/>
    </style:style>
    <style:style style:name="T18" style:family="text">
      <style:text-properties style:font-name="Cambria" fo:font-size="12pt" fo:language="en" fo:country="US" fo:font-style="italic" style:font-size-asian="12pt" style:font-style-asian="italic" style:font-name-complex="Cambria1" style:font-size-complex="11pt"/>
    </style:style>
    <style:style style:name="T19" style:family="text">
      <style:text-properties style:font-name="Cambria" fo:font-size="12pt" fo:font-weight="normal" style:font-size-asian="12pt" style:font-weight-asian="normal" style:font-name-complex="Calibri1"/>
    </style:style>
    <style:style style:name="T20" style:family="text">
      <style:text-properties style:text-position="super 58%" style:font-name="Cambria" fo:font-size="12pt" fo:language="en" fo:country="US" style:font-size-asian="12pt" style:font-name-complex="Cambria1" style:font-size-complex="11pt"/>
    </style:style>
    <style:style style:name="T21" style:family="text">
      <style:text-properties style:font-name="sans-serif" fo:font-size="15pt"/>
    </style:style>
    <style:style style:name="T22" style:family="text">
      <style:text-properties style:font-name="Arial" fo:font-size="15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5pt"/>
    </style:style>
    <style:style style:name="T26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7" svg:width="3.297cm" svg:height="3.347cm" svg:x="0cm" svg:y="0cm">
        <draw:image xlink:href="Pictures/2000000B000018F700001956E8DEED9B.wmf" xlink:type="simple" xlink:show="embed" xlink:actuate="onLoad">
          <text:p/>
        </draw:image>
      </draw:frame>
      <text:p text:style-name="P21"/>
      <text:p text:style-name="P12"><draw:frame draw:style-name="fr1" draw:name="graphics1" text:anchor-type="as-char" svg:width="3.298cm" svg:height="3.346cm" draw:z-index="1"><draw:image xlink:href="Pictures/2000000B000018F700001956E8DEED9B.wmf" xlink:type="simple" xlink:show="embed" xlink:actuate="onLoad"/></draw:frame></text:p>
      <text:p text:style-name="P13"/>
      <text:p text:style-name="P12"><text:span text:style-name="T4">FORSIDE FOR INNLEVERING</text:span></text:p>
      <text:p text:style-name="P14"/>
      <text:p text:style-name="P15"/>
      <text:p text:style-name="P17"><text:span text:style-name="T7">TILGJENGELIGHE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Standard"><text:span text:style-name="T8">Fri</text:span></text:p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Standard"><text:span text:style-name="T8">Begrenset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8">Emnekode og emnenavn:</text:span></text:p>
          </table:table-cell>
          <table:table-cell table:style-name="Table2.A1" table:number-columns-spanned="2" office:value-type="string">
            <text:p text:style-name="P10">PJ2100-1 16V Iterativt webprosjekt<text:span text:style-name="T5">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8">Tittel norsk:</text:span></text:p>
          </table:table-cell>
          <table:table-cell table:style-name="Table2.A1" table:number-columns-spanned="2" office:value-type="string">
            <text:p text:style-name="P2">Student Prosjekter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bookmark text:name="_GoBack"/><text:span text:style-name="T8">Eventuell oppdragsgiver: </text:span></text:p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8">Utleveringsdato:</text:span></text:p>
          </table:table-cell>
          <table:table-cell table:style-name="Table2.B4" table:number-columns-spanned="2" office:value-type="date" office:date-value="2016-03-29">
            <text:p text:style-name="P2">29.03.2016</text:p>
          </table:table-cell>
          <table:covered-table-cell/>
        </table:table-row>
        <table:table-row table:style-name="Table2.5">
          <table:table-cell table:style-name="Table2.A1" office:value-type="string">
            <text:p text:style-name="Standard"><text:span text:style-name="T8">Innleveringsdato:</text:span></text:p>
          </table:table-cell>
          <table:table-cell table:style-name="Table2.A1" table:number-columns-spanned="2" office:value-type="string">
            <text:p text:style-name="Standard"><text:span text:style-name="T8">#1: </text:span><text:span text:style-name="T24">fredag 1. april senest kl. 15.00.</text:span></text:p>
            <text:p text:style-name="P11">#2: torsdag 7. april senest kl. 23.55. </text:p>
            <text:p text:style-name="P11"/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8">Antall sider:</text:span></text:p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8">Antall ord:</text:span></text:p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p text:style-name="P18"><text:span text:style-name="T8">Sammendrag (maks 100 ord): </text:span></text:p>
            <text:p text:style-name="P19"/>
            <text:p text:style-name="P2"/>
            <text:p text:style-name="P2"/>
            <text:p text:style-name="P2"/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8">Gruppenummer: 12</text:span></text:p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10">
          <table:table-cell table:style-name="Table2.A1" office:value-type="string">
            <text:p text:style-name="Standard"><text:span text:style-name="T8">Studentnavn:</text:span></text:p>
          </table:table-cell>
          <table:table-cell table:style-name="Table2.A1" office:value-type="string">
            <text:p text:style-name="Standard"><text:span text:style-name="T8">Studentnummer:</text:span></text:p>
          </table:table-cell>
          <table:table-cell table:style-name="Table2.A1" office:value-type="string">
            <text:p text:style-name="Standard"><text:span text:style-name="T8">Signatur:</text:span></text:p>
          </table:table-cell>
        </table:table-row>
        <table:table-row table:style-name="Table2.11">
          <table:table-cell table:style-name="Table2.A1" office:value-type="string">
            <text:p text:style-name="P9"><text:bookmark text:name="js_i"/><text:span text:style-name="T26">Duy Huong Nguyen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1">
          <table:table-cell table:style-name="Table2.A1" office:value-type="string">
            <text:p text:style-name="P9"><text:span text:style-name="T26">Mats Grøtterud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1">
          <table:table-cell table:style-name="Table2.A1" office:value-type="string">
            <text:p text:style-name="P2">Kristoffer Berntsen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11">
          <table:table-cell table:style-name="Table2.A1" table:number-columns-spanned="3" office:value-type="string">
            <text:p text:style-name="P3"/>
            <text:p text:style-name="Standard"><text:span text:style-name="T9">Studentens signatur er også en bekreftelse av at hun/han har gjort seg kjent med, og fulgt, </text:span><text:span text:style-name="T8">Westerdals Oslo ACTs retningslinjer for intellektuell redelighet (i henhold til studiekontrakt).</text:span></text:p>
            <text:p text:style-name="P2"/>
          </table:table-cell>
          <table:covered-table-cell/>
          <table:covered-table-cell/>
        </table:table-row>
      </table:table>
      <text:p text:style-name="P16"/>
      <text:p text:style-name="P4"/>
      <text:p text:style-name="P1"/>
      <text:p text:style-name="P1"/>
      <text:p text:style-name="P1"/>
      <text:list xml:id="list8224972886769760510" text:style-name="WWNum21">
        <text:list-item>
          <text:h text:style-name="P25" text:outline-level="2"><text:span text:style-name="T14">Visjoneringsfasen</text:span></text:h>
          <text:list>
            <text:list-item>
              <text:h text:style-name="P25" text:outline-level="2"><text:span text:style-name="T14">Visjonsdokument</text:span></text:h>
            </text:list-item>
          </text:list>
        </text:list-item>
      </text:list>
      <text:p text:style-name="P20"><text:span text:style-name="T16">&lt;sjekk liste/mal artefakter MSF&gt;</text:span></text:p>
      <text:p text:style-name="P7"/>
      <text:list xml:id="list43354768" text:continue-numbering="true" text:style-name="WWNum21">
        <text:list-item>
          <text:h text:style-name="P25" text:outline-level="2"><text:span text:style-name="T14">Planleggingsfasen</text:span></text:h>
          <text:list>
            <text:list-item>
              <text:h text:style-name="P25" text:outline-level="2"><text:span text:style-name="T14">Funksjonell spesifikasjon</text:span></text:h>
            </text:list-item>
          </text:list>
        </text:list-item>
      </text:list>
      <text:p text:style-name="P20"><text:span text:style-name="T16">&lt;sjekk liste/mal artefakter MSF&gt;</text:span></text:p>
      <text:p text:style-name="P7"/>
      <text:list xml:id="list43364951" text:continue-numbering="true" text:style-name="WWNum21">
        <text:list-item>
          <text:h text:style-name="P25" text:outline-level="2"><text:span text:style-name="T14">Utviklingsfasen</text:span></text:h>
          <text:list>
            <text:list-item>
              <text:h text:style-name="P25" text:outline-level="2"><text:span text:style-name="T14">Testcases, usabilit, oppsett osv.</text:span></text:h>
            </text:list-item>
          </text:list>
        </text:list-item>
      </text:list>
      <text:p text:style-name="P20"><text:span text:style-name="T16">&lt;sjekk liste/mal artefakter MSF&gt;</text:span></text:p>
      <text:list xml:id="list6551619028143473425" text:style-name="Outline">
        <text:list-item>
          <text:list>
            <text:list-item>
              <text:h text:style-name="P26" text:outline-level="2"/>
            </text:list-item>
          </text:list>
        </text:list-item>
      </text:list>
      <text:list xml:id="list43335487" text:continue-list="list43364951" text:style-name="WWNum21">
        <text:list-item>
          <text:h text:style-name="P25" text:outline-level="2"><text:span text:style-name="T14">Stabiliseringsfasen</text:span></text:h>
          <text:list>
            <text:list-item>
              <text:h text:style-name="P25" text:outline-level="2"><text:span text:style-name="T14">Testresultater, dokumentasjon osv.</text:span></text:h>
            </text:list-item>
          </text:list>
        </text:list-item>
      </text:list>
      <text:p text:style-name="P20"><text:span text:style-name="T16">&lt;sjekk liste/mal artefakter MSF&gt;</text:span></text:p>
      <text:list xml:id="list43367743" text:continue-list="list6551619028143473425" text:style-name="Outline">
        <text:list-item>
          <text:list>
            <text:list-item>
              <text:h text:style-name="P26" text:outline-level="2"/>
            </text:list-item>
          </text:list>
        </text:list-item>
      </text:list>
      <text:list xml:id="list43352264" text:continue-list="list43335487" text:style-name="WWNum21">
        <text:list-item>
          <text:h text:style-name="P25" text:outline-level="2"><text:span text:style-name="T14">Utrullingsfasen</text:span></text:h>
          <text:list>
            <text:list-item>
              <text:h text:style-name="P25" text:outline-level="2"><text:span text:style-name="T14">Supportmateriell, prosjektrapport.</text:span></text:h>
            </text:list-item>
          </text:list>
        </text:list-item>
      </text:list>
      <text:p text:style-name="P20"><text:span text:style-name="T16">&lt;sjekk liste/mal artefakter MSF&gt;</text:span></text:p>
      <text:list xml:id="list43367038" text:continue-list="list43367743" text:style-name="Outline">
        <text:list-item>
          <text:list>
            <text:list-item>
              <text:h text:style-name="P26" text:outline-level="2"/>
            </text:list-item>
            <text:list-item>
              <text:h text:style-name="P26" text:outline-level="2"/>
            </text:list-item>
            <text:list-item>
              <text:h text:style-name="Heading_20_2" text:outline-level="2"><text:span text:style-name="T14">Referanser/litteraturliste</text:span></text:h>
            </text:list-item>
          </text:list>
        </text:list-item>
      </text:list>
      <text:p text:style-name="P8"><text:bookmark-start text:name="_ENREF_1"/></text:p>
      <text:p text:style-name="Standard"><text:span text:style-name="T17">Orlikowski, W., and Baroudi, J. J. (1991). “Studying Information Technology in Organizations: Research Approaches and Assumptions.” </text:span><text:span text:style-name="T18">Information Systems Reseach</text:span><text:span text:style-name="T17">, 2(1), pp.1-28.</text:span><text:bookmark-end text:name="_ENREF_1"/></text:p>
      <text:p text:style-name="P8"><text:bookmark-start text:name="_ENREF_2"/></text:p>
      <text:p text:style-name="Standard"><text:span text:style-name="T17">Rainer, R. K., and Cegielski, C. G. (2011). </text:span><text:span text:style-name="T18">Introduction to Information Systems</text:span><text:span text:style-name="T17">: Wiley.</text:span><text:bookmark-end text:name="_ENREF_2"/><text:span text:style-name="T17"> 3</text:span><text:span text:style-name="T20">rd</text:span><text:span text:style-name="T17"> Edition</text:span></text:p>
      <text:list xml:id="list43354524" text:continue-numbering="true" text:style-name="Outline">
        <text:list-item>
          <text:list>
            <text:list-item>
              <text:h text:style-name="P26" text:outline-level="2"><text:soft-page-break/></text:h>
            </text:list-item>
            <text:list-item>
              <text:h text:style-name="Heading_20_2" text:outline-level="2"><text:span text:style-name="T14">Vedlegg</text:span></text:h>
              <text:list>
                <text:list-item>
                  <text:list>
                    <text:list-item>
                      <text:list>
                        <text:list-item>
                          <text:h text:style-name="P22" text:outline-level="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369375900313796893" text:style-name="WWNum20">
        <text:list-item>
          <text:h text:style-name="P23" text:outline-level="5"><text:span text:style-name="T19">Gruppekontrakt</text:span></text:h>
        </text:list-item>
        <text:list-item>
          <text:h text:style-name="P23" text:outline-level="5"><text:span text:style-name="T19">Risikoplan</text:span></text:h>
        </text:list-item>
        <text:list-item>
          <text:h text:style-name="P23" text:outline-level="5"><text:span text:style-name="T19">Prosjektplan</text:span></text:h>
        </text:list-item>
        <text:list-item>
          <text:h text:style-name="P23" text:outline-level="5"><text:span text:style-name="T19">Installasjonsskript</text:span></text:h>
        </text:list-item>
        <text:list-item>
          <text:h text:style-name="P23" text:outline-level="5"><text:span text:style-name="T19">Brukeropplæring</text:span></text:h>
        </text:list-item>
        <text:list-item>
          <text:h text:style-name="P23" text:outline-level="5"><text:span text:style-name="T19">Brukerundersøkelse</text:span></text:h>
        </text:list-item>
        <text:list-item>
          <text:h text:style-name="P23" text:outline-level="5"><text:span text:style-name="T19">Utskrift Git</text:span></text:h>
        </text:list-item>
        <text:list-item>
          <text:h text:style-name="P23" text:outline-level="5"><text:span text:style-name="T19">Grupperefleksjonsnotat</text:span></text:h>
        </text:list-item>
        <text:list-item>
          <text:h text:style-name="P23" text:outline-level="5"><text:span text:style-name="T19">m.m.</text:span></text:h>
        </text:list-item>
      </text:list>
      <text:list xml:id="list43338747" text:continue-list="list4335452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fo:color="#000000" style:font-name="Calibri" fo:font-size="12pt" fo:language="nb" fo:country="NO" style:font-name-asian="Cambria1" style:font-size-asian="12pt" style:language-asian="nb" style:country-asian="NO" style:font-name-complex="Calibri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keep-with-next="always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center" style:justify-single-word="false" fo:padding-left="0.035cm" fo:padding-right="0.035cm" fo:padding-top="0cm" fo:padding-bottom="0.035cm" fo:border-left="0.026cm solid #00000a" fo:border-right="0.026cm solid #00000a" fo:border-top="none" fo:border-bottom="0.026cm solid #00000a" fo:keep-with-next="always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style:font-name="Arial1" fo:font-size="14pt" fo:font-weight="bold" style:font-size-asian="14pt" style:font-weight-asian="bold" style:font-name-complex="Arial2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style:font-name="Calibri"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 style:default-outline-level="" style:list-style-name=""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style:font-name="Cambria" fo:font-size="16pt" fo:font-weight="bold" style:letter-kerning="true" style:font-name-asian="Times New Roman1" style:font-size-asian="16pt" style:font-weight-asian="bold" style:font-name-complex="Times New Roman1" style:font-size-complex="16pt" style:font-weight-complex="bold"/>
    </style:style>
    <style:style style:name="Overskrift_20_2_20_Tegn" style:display-name="Overskrift 2 Tegn" style:family="text" style:parent-style-name="Default_20_Paragraph_20_Font">
      <style:text-properties style:font-name="Cambria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Overskrift_20_3_20_Tegn" style:display-name="Overskrift 3 Tegn" style:family="text" style:parent-style-name="Default_20_Paragraph_20_Font">
      <style:text-properties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Overskrift_20_4_20_Tegn" style:display-name="Overskrift 4 Tegn" style:family="text" style:parent-style-name="Default_20_Paragraph_20_Font">
      <style:text-properties style:font-name="Calibri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Overskrift_20_5_20_Tegn" style:display-name="Overskrift 5 Tegn" style:family="text" style:parent-style-name="Default_20_Paragraph_20_Font">
      <style:text-properties style:font-name="Arial1" fo:font-size="14pt" fo:language="nb" fo:country="NO" fo:font-weight="bold" style:font-size-asian="14pt" style:language-asian="nb" style:country-asian="NO" style:font-weight-asian="bold" style:font-name-complex="Arial2" style:language-complex="ar" style:country-complex="SA" style:font-weight-complex="bold"/>
    </style:style>
    <style:style style:name="Topptekst_20_Tegn" style:display-name="Topptekst Tegn" style:family="text" style:parent-style-name="Default_20_Paragraph_20_Font">
      <style:text-properties fo:font-size="10pt" style:font-size-asian="10pt" style:font-size-complex="10pt"/>
    </style:style>
    <style:style style:name="Bunntekst_20_Tegn" style:display-name="Bunntekst Tegn" style:family="text" style:parent-style-name="Default_20_Paragraph_20_Font">
      <style:text-properties fo:font-size="10pt" style:font-size-asian="10pt" style:font-size-complex="10pt"/>
    </style:style>
    <style:style style:name="Brødtekst_20_Tegn" style:display-name="Brødtekst Tegn" style:family="text" style:parent-style-name="Default_20_Paragraph_20_Font">
      <style:text-properties fo:font-size="10pt" style:font-size-asian="10pt" style:font-size-complex="10pt"/>
    </style:style>
    <style:style style:name="Brødtekst_20_2_20_Tegn" style:display-name="Brødtekst 2 Tegn" style:family="text" style:parent-style-name="Default_20_Paragraph_20_Font">
      <style:text-properties fo:font-size="10pt" style:font-size-asian="10pt" style:font-size-complex="10pt"/>
    </style:style>
    <style:style style:name="Tittel_20_Tegn" style:display-name="Tittel Tegn" style:family="text" style:parent-style-name="Default_20_Paragraph_20_Font">
      <style:text-properties style:font-name="Cambria" fo:font-size="16pt" fo:font-weight="bold" style:letter-kerning="true" style:font-name-asian="Times New Roman1" style:font-size-asian="16pt" style:font-weight-asian="bold" style:font-name-complex="Times New Roman1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verskrift_20_6_20_Tegn" style:display-name="Overskrift 6 Tegn" style:family="text" style:parent-style-name="Default_20_Paragraph_20_Font">
      <style:text-properties style:font-name="Calibri" fo:font-weight="bold" style:font-name-asian="Times New Roman1" style:font-weight-asian="bold" style:font-name-complex="Times New Roman1" style:font-weight-complex="bold"/>
    </style:style>
    <style:style style:name="Normal_20__28_Web_29__20_Tegn" style:display-name="Normal (Web) Tegn" style:family="text" style:parent-style-name="Default_20_Paragraph_20_Font">
      <style:text-properties fo:font-size="12pt" fo:language="nb" fo:country="NO" style:font-size-asian="12pt" style:language-asian="nb" style:country-asian="NO" style:font-size-complex="12pt" style:language-complex="ar" style:country-complex="SA"/>
    </style:style>
    <style:style style:name="Bobletekst_20_Tegn" style:display-name="Bobletekst Tegn" style:family="text" style:parent-style-name="Default_20_Paragraph_20_Font">
      <style:text-properties style:font-name="Tahoma" fo:font-size="8pt" fo:language="nb" fo:country="NO" style:font-size-asian="8pt" style:language-asian="nb" style:country-asian="NO" style:font-name-complex="Tahoma1" style:font-size-complex="8pt"/>
    </style:style>
    <style:style style:name="ListLabel_20_1" style:display-name="ListLabel 1" style:family="text">
      <style:text-properties style:font-name-complex="Arial2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 text:start-value="1341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34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 style:font-name-complex="Arial2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264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J2100 gruppe &lt;12&gt; 2016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UDENTRAPPORT</dc:title>
    <meta:initial-creator>Kristoffer Berntsen</meta:initial-creator>
    <dc:creator>Kristoffer Berntsen</dc:creator>
    <meta:editing-cycles>3</meta:editing-cycles>
    <meta:print-date>2011-10-26T13:24:00</meta:print-date>
    <meta:creation-date>2016-03-29T23:33:17.36</meta:creation-date>
    <dc:date>2016-03-30T23:17:50.72</dc:date>
    <meta:editing-duration>PT23H13S</meta:editing-duration>
    <meta:generator>OpenOffice/4.1.2$Win32 OpenOffice.org_project/412m3$Build-9782</meta:generator>
    <meta:document-statistic meta:table-count="2" meta:image-count="1" meta:object-count="0" meta:page-count="3" meta:paragraph-count="55" meta:word-count="192" meta:character-count="1502"/>
    <meta:user-defined meta:name="AppVersion">14.0000</meta:user-defined>
    <meta:user-defined meta:name="Company">DP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